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cm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style:use-window-font-color="tru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.08.2011</text:date>, <text:time>18:32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creation-date>2006-04-10T19:33:07</meta:creation-date>
    <dc:date>2007-07-26T19:00:45</dc:date>
    <dc:language>de-DE</dc:language>
    <meta:editing-cycles>5</meta:editing-cycles>
    <meta:editing-duration>PT30M38S</meta:editing-duration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